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128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Genre</text:p>
            <draw:frame table:end-cell-address="Sheet1.I18" table:end-x="0.624in" table:end-y="0.1354in" draw:z-index="0" draw:name="Chart 1" draw:style-name="gr1" draw:text-style-name="P1" svg:width="8.5429in" svg:height="3.6283in" svg:x="0in" svg:y="0in">
              <draw:object draw:notify-on-update-of-ranges="Sheet1.A2:Sheet1.A9 Sheet1.B1:Sheet1.B1 Sheet1.B2:Sheet1.B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office:value-type="string">
            <text:p>Number of Books</text:p>
          </table:table-cell>
          <table:table-cell table:style-name="ce1" office:value-type="string">
            <text:p>Coun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en Fiction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cience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estern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ystery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iction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Biography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ath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on Fiction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5">01/15/2025</text:date>, <text:time>18:2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5" style:family="chart">
      <style:chart-properties chart:auto-position="true" style:rotation-angle="0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amed-symbol" chart:symbol-name="circle" chart:symbol-width="0.247cm" chart:symbol-height="0.247cm" chart:label-position="right">
        <chart:label-separator>
          <text:p>; </text:p>
        </chart:label-separator>
      </style:chart-properties>
      <style:graphic-properties draw:stroke="none" svg:stroke-width="0.053cm" svg:stroke-color="#00ff00" draw:fill-color="#00ff00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1.775cm" svg:height="9.79cm" xlink:href=".." xlink:type="simple" chart:class="chart:scatter" chart:style-name="ch1">
        <chart:legend chart:legend-position="end" svg:x="18.374cm" svg:y="4.583cm" style:legend-expansion="high" chart:style-name="ch2"/>
        <chart:plot-area chart:style-name="ch3" table:cell-range-address="Sheet1.A2:Sheet1.B9 Sheet1.B1:Sheet1.B1" chart:data-source-has-labels="row" svg:x="0.885cm" svg:y="0.915cm" svg:width="16.619cm" svg:height="7.624cm">
          <chartooo:coordinate-region svg:x="1.356cm" svg:y="1.127cm" svg:width="16.054cm" svg:height="6.889cm"/>
          <chart:axis chart:dimension="x" chart:name="primary-x" chart:style-name="ch4">
            <chart:title svg:x="8.667cm" svg:y="8.735cm" chart:style-name="ch5">
              <text:p>Genre</text:p>
            </chart:title>
            <chart:grid chart:style-name="ch6" chart:class="maj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umber of Book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9</svg:desc>
                </draw:g>
              </table:table-cell>
              <table:table-cell office:value-type="float" office:value="15">
                <text:p>15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